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81cm" fo:min-width="4.50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31cm" fo:min-width="4.71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85cm" fo:min-width="5.12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85cm" fo:min-width="5.0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73cm" fo:min-width="5.122cm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standard">
      <style:graphic-properties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9cm" fo:min-width="0.47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.47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9cm" fo:min-width="0.47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.36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9cm" fo:min-width="1.43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.36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9cm" fo:min-width="0.36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9cm" fo:min-width="1.53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1.33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1.33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9cm" fo:min-width="1.33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9cm" fo:min-width="1.33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1.533cm"/>
    </style:style>
    <style:style style:name="gr24" style:family="graphic" style:parent-style-name="standard">
      <style:graphic-properties draw:textarea-horizontal-align="center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93cm"/>
    </style:style>
    <style:style style:name="gr26" style:family="graphic" style:parent-style-name="standard">
      <style:graphic-properties draw:stroke="none" draw:fill="none" fo:min-height="0.475cm"/>
    </style:style>
    <style:style style:name="gr27" style:family="graphic" style:parent-style-name="standard">
      <style:graphic-properties draw:stroke="none" draw:fill="none" fo:min-height="0.509cm"/>
    </style:style>
    <style:style style:name="gr28" style:family="graphic" style:parent-style-name="standard">
      <style:graphic-properties draw:fill="none" draw:textarea-horizontal-align="center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05cm" fo:min-width="5.12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05cm" fo:min-width="5.001cm"/>
    </style:style>
    <style:style style:name="gr31" style:family="graphic" style:parent-style-name="objectwithoutfill">
      <style:graphic-properties draw:fill="none" draw:textarea-horizontal-align="center" draw:textarea-vertical-align="middle"/>
    </style:style>
    <style:style style:name="gr32" style:family="graphic" style:parent-style-name="standard">
      <style:graphic-properties draw:stroke="none" draw:fill="none" fo:min-height="2.11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start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>
        <style:tab-stops>
          <style:tab-stop style:position="0cm"/>
        </style:tab-stops>
      </style:paragraph-properties>
    </style:style>
    <style:style style:name="P7" style:family="paragraph">
      <style:paragraph-properties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>
        <style:tab-stops>
          <style:tab-stop style:position="0cm"/>
        </style:tab-stops>
      </style:paragraph-properties>
      <style:text-properties fo:language="en" fo:country="GB"/>
    </style:style>
    <style:style style:name="P9" style:family="paragraph">
      <loext:graphic-properties draw:fill="none" draw:fill-color="#ffffff"/>
      <style:paragraph-properties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size="14pt" style:font-size-asian="14pt" style:font-size-complex="14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size="13pt" style:font-size-asian="13pt" style:font-size-complex="13pt"/>
    </style:style>
    <style:style style:name="P15" style:family="paragraph">
      <style:paragraph-properties fo:text-align="start" style:writing-mode="lr-tb">
        <style:tab-stops/>
      </style:paragraph-properties>
    </style:style>
    <style:style style:name="P16" style:family="paragraph">
      <loext:graphic-properties draw:fill="none"/>
      <style:paragraph-properties fo:text-align="start" style:writing-mode="lr-tb">
        <style:tab-stops/>
      </style:paragraph-properties>
    </style:style>
    <style:style style:name="T1" style:family="text">
      <style:text-properties fo:font-size="18pt" fo:language="gl" fo:country="ES" style:font-size-asian="18pt" style:font-size-complex="18pt"/>
    </style:style>
    <style:style style:name="T2" style:family="text">
      <style:text-properties fo:language="gl" fo:country="ES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bold" style:text-underline-color="font-color" fo:font-weight="bold" style:font-weight-asian="bold" style:font-weight-complex="bold"/>
    </style:style>
    <style:style style:name="T5" style:family="text">
      <style:text-properties fo:language="gl" fo:country="ES" style:text-underline-style="solid" style:text-underline-width="bold" style:text-underline-color="font-color" fo:font-weight="bold" style:font-weight-asian="bold" style:font-weight-complex="bold"/>
    </style:style>
    <style:style style:name="T6" style:family="text">
      <style:text-properties fo:language="es" fo:country="ES"/>
    </style:style>
    <style:style style:name="T7" style:family="text">
      <style:text-properties fo:language="en" fo:country="GB" style:text-underline-style="solid" style:text-underline-width="bold" style:text-underline-color="font-color" fo:font-weight="bold" style:font-weight-asian="bold" style:font-weight-complex="bold"/>
    </style:style>
    <style:style style:name="T8" style:family="text">
      <style:text-properties fo:language="en" fo:country="GB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1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T12" style:family="text"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letter-kerning="true" style:font-name-asian="Arial Unicode MS" style:font-size-asian="13pt" style:font-style-asian="normal" style:font-weight-asian="normal" style:font-name-complex="Tahoma" style:font-size-complex="13pt" style:font-style-complex="normal" style:font-weight-complex="normal" style:text-emphasize="none" style:font-relief="none"/>
    </style:style>
    <style:style style:name="T13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T14" style:family="text">
      <style:text-properties fo:language="gl" fo:country="ES"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language="en" fo:country="GB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language="gl" fo:country="ES" style:text-underline-style="solid" style:text-underline-width="auto" style:text-underline-color="font-color"/>
    </style:style>
    <style:style style:name="T18" style:family="text">
      <style:text-properties fo:language="en" fo:country="GB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rect draw:style-name="gr1" draw:text-style-name="P1" xml:id="id1" draw:id="id1" draw:layer="layout" svg:width="5.717cm" svg:height="3.076cm" svg:x="1.465cm" svg:y="3.256cm">
          <draw:glue-point draw:id="4" svg:x="2.935cm" svg:y="4.997cm"/>
          <text:p/>
        </draw:rect>
        <draw:rect draw:style-name="gr2" draw:text-style-name="P3" draw:layer="layout" svg:width="5.724cm" svg:height="1.748cm" svg:x="1.476cm" svg:y="1.565cm">
          <text:p text:style-name="P2"><text:span text:style-name="T1">Pinacoteca</text:span></text:p>
        </draw:rect>
        <draw:rect draw:style-name="gr1" draw:text-style-name="P1" xml:id="id8" draw:id="id8" draw:layer="layout" svg:width="5.717cm" svg:height="4.465cm" svg:x="13.9cm" svg:y="3cm">
          <text:p/>
        </draw:rect>
        <draw:rect draw:style-name="gr2" draw:text-style-name="P2" draw:layer="layout" svg:width="5.728cm" svg:height="1.748cm" svg:x="13.889cm" svg:y="1.304cm">
          <text:p text:style-name="P2">Cuadro</text:p>
        </draw:rect>
        <draw:rect draw:style-name="gr1" draw:text-style-name="P1" draw:layer="layout" svg:width="5.819cm" svg:height="4.437cm" svg:x="22.702cm" svg:y="14.203cm">
          <text:p/>
        </draw:rect>
        <draw:rect draw:style-name="gr2" draw:text-style-name="P2" draw:layer="layout" svg:width="5.812cm" svg:height="1.748cm" svg:x="22.702cm" svg:y="12.56cm">
          <text:p text:style-name="P2">Mecenas</text:p>
        </draw:rect>
        <draw:rect draw:style-name="gr1" draw:text-style-name="P1" xml:id="id5" draw:id="id5" draw:layer="layout" svg:width="5.717cm" svg:height="3.732cm" svg:x="1.324cm" svg:y="11.934cm">
          <text:p/>
        </draw:rect>
        <draw:rect draw:style-name="gr2" draw:text-style-name="P2" draw:layer="layout" svg:width="5.706cm" svg:height="1.748cm" svg:x="1.336cm" svg:y="10.192cm">
          <text:p text:style-name="P2"><text:span text:style-name="T2">Escuela</text:span></text:p>
        </draw:rect>
        <draw:rect draw:style-name="gr1" draw:text-style-name="P1" xml:id="id7" draw:id="id7" draw:layer="layout" svg:width="5.717cm" svg:height="4.805cm" svg:x="11.47cm" svg:y="14.27cm">
          <text:p/>
        </draw:rect>
        <draw:rect draw:style-name="gr2" draw:text-style-name="P2" xml:id="id4" draw:id="id4" draw:layer="layout" svg:width="5.706cm" svg:height="1.748cm" svg:x="11.481cm" svg:y="12.574cm">
          <text:p text:style-name="P2">Pintor</text:p>
        </draw:rect>
        <draw:frame draw:style-name="gr3" draw:text-style-name="P4" draw:layer="layout" svg:width="5.998cm" svg:height="3.831cm" svg:x="1.419cm" svg:y="3.169cm">
          <draw:text-box>
            <text:p><text:span text:style-name="T3">Nom_Pinacoteca</text:span></text:p>
            <text:p><text:span text:style-name="T2">Ciudad</text:span></text:p>
            <text:p>Direccion</text:p>
            <text:p><text:span text:style-name="T2">m2</text:span></text:p>
            <text:p/>
          </draw:text-box>
        </draw:frame>
        <draw:frame draw:style-name="gr4" draw:text-style-name="P6" draw:layer="layout" svg:width="5.146cm" svg:height="3.181cm" svg:x="1.417cm" svg:y="12.129cm">
          <draw:text-box>
            <text:p text:style-name="P5"><text:span text:style-name="T4">Cod_</text:span><text:span text:style-name="T5">Escuela</text:span></text:p>
            <text:p><text:span text:style-name="T6">Nom_</text:span><text:span text:style-name="T2">Escuela</text:span></text:p>
            <text:p>Pais</text:p>
            <text:p>Data</text:p>
          </draw:text-box>
        </draw:frame>
        <draw:frame draw:style-name="gr5" draw:text-style-name="P8" xml:id="id9" draw:id="id9" draw:layer="layout" svg:width="5.386cm" svg:height="5.235cm" svg:x="13.946cm" svg:y="3.052cm">
          <draw:text-box>
            <text:p text:style-name="P7"><text:span text:style-name="T7">Cod_Cuadro</text:span></text:p>
            <text:p><text:span text:style-name="T8">Nom_Cuadro</text:span></text:p>
            <text:p><text:span text:style-name="T2">Alto</text:span></text:p>
            <text:p><text:span text:style-name="T2">Ancho</text:span></text:p>
            <text:p>Fondo</text:p>
            <text:p>Fecha_Pintado</text:p>
            <text:p/>
          </draw:text-box>
        </draw:frame>
        <draw:frame draw:style-name="gr6" draw:text-style-name="P9" draw:layer="layout" svg:width="5.425cm" svg:height="5.235cm" svg:x="11.353cm" svg:y="14.392cm">
          <draw:text-box>
            <text:p text:style-name="P7"><text:span text:style-name="T4">Cod_Pintor</text:span></text:p>
            <text:p>Nom_Pintor</text:p>
            <text:p>Ciudad</text:p>
            <text:p>Pais</text:p>
            <text:p>Fec_Nac</text:p>
            <text:p>Fec_Def</text:p>
            <text:p/>
          </draw:text-box>
        </draw:frame>
        <draw:frame draw:style-name="gr7" draw:text-style-name="P9" xml:id="id14" draw:id="id14" draw:layer="layout" svg:width="5.622cm" svg:height="4.523cm" svg:x="22.667cm" svg:y="14.117cm">
          <draw:text-box>
            <text:p text:style-name="P7"><text:span text:style-name="T4">Cod_Mecenas</text:span></text:p>
            <text:p><text:span text:style-name="T6">Nom_Mecenas</text:span></text:p>
            <text:p><text:span text:style-name="T6">Ciudad</text:span></text:p>
            <text:p><text:span text:style-name="T6">Pais</text:span></text:p>
            <text:p><text:span text:style-name="T6">Fec_Nac</text:span></text:p>
            <text:p><text:span text:style-name="T6">Fec_Def</text:span></text:p>
          </draw:text-box>
        </draw:frame>
        <draw:custom-shape draw:style-name="gr8" draw:text-style-name="P10" xml:id="id13" draw:id="id13" draw:layer="layout" svg:width="2.787cm" svg:height="1.653cm" svg:x="18.854cm" svg:y="18.244cm">
          <text:p text:style-name="P2"><text:span text:style-name="T9">Patrocin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0" xml:id="id6" draw:id="id6" draw:layer="layout" svg:width="2.598cm" svg:height="1.511cm" svg:x="5.83cm" svg:y="17.141cm">
          <text:p text:style-name="P2"><text:span text:style-name="T9">Pertenec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0" xml:id="id3" draw:id="id3" draw:layer="layout" svg:width="2.881cm" svg:height="1.653cm" svg:x="15.326cm" svg:y="9.742cm">
          <text:p text:style-name="P2"><text:span text:style-name="T9">Pinta 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0" xml:id="id2" draw:id="id2" draw:layer="layout" svg:width="3.259cm" svg:height="1.797cm" svg:x="8.575cm" svg:y="3.066cm">
          <text:p text:style-name="P2"><text:span text:style-name="T9">Tien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2" draw:layer="layout" svg:x1="7.182cm" svg:y1="4.794cm" svg:x2="8.575cm" svg:y2="3.965cm" draw:start-shape="id1" draw:start-glue-point="1" draw:end-shape="id2" draw:end-glue-point="5" svg:d="M7182 4794h696v-829h697" svg:viewBox="0 0 1394 830">
          <text:p/>
        </draw:connector>
        <draw:connector draw:style-name="gr9" draw:text-style-name="P2" draw:layer="layout" svg:x1="16.767cm" svg:y1="11.395cm" svg:x2="14.334cm" svg:y2="12.574cm" draw:start-shape="id3" draw:start-glue-point="6" draw:end-shape="id4" draw:end-glue-point="0" svg:d="M16767 11395v590h-2433v589" svg:viewBox="0 0 2434 1180">
          <text:p/>
        </draw:connector>
        <draw:connector draw:style-name="gr10" draw:text-style-name="P2" draw:layer="layout" svg:x1="4.182cm" svg:y1="15.666cm" svg:x2="5.83cm" svg:y2="17.897cm" draw:start-shape="id5" draw:start-glue-point="2" draw:end-shape="id6" draw:end-glue-point="5" svg:d="M4182 15666v2231h1648" svg:viewBox="0 0 1649 2232">
          <text:p/>
        </draw:connector>
        <draw:connector draw:style-name="gr9" draw:text-style-name="P2" draw:layer="layout" svg:x1="8.428cm" svg:y1="17.897cm" svg:x2="11.47cm" svg:y2="16.672cm" draw:start-shape="id6" draw:start-glue-point="7" draw:end-shape="id7" draw:end-glue-point="3" svg:d="M8428 17897h1522v-1225h1520" svg:viewBox="0 0 3043 1226">
          <text:p/>
        </draw:connector>
        <draw:frame draw:style-name="gr11" draw:text-style-name="P4" draw:layer="layout" svg:width="0.959cm" svg:height="0.989cm" svg:x="16.882cm" svg:y="7.498cm">
          <draw:text-box>
            <text:p>N</text:p>
          </draw:text-box>
        </draw:frame>
        <draw:frame draw:style-name="gr12" draw:text-style-name="P4" draw:layer="layout" svg:width="0.959cm" svg:height="0.988cm" svg:x="19.448cm" svg:y="5.209cm">
          <draw:text-box>
            <text:p>N</text:p>
          </draw:text-box>
        </draw:frame>
        <draw:frame draw:style-name="gr13" draw:text-style-name="P4" draw:layer="layout" svg:width="0.959cm" svg:height="0.989cm" svg:x="12.958cm" svg:y="4.771cm">
          <draw:text-box>
            <text:p>N</text:p>
          </draw:text-box>
        </draw:frame>
        <draw:connector draw:style-name="gr9" draw:text-style-name="P2" draw:layer="layout" svg:x1="16.767cm" svg:y1="9.742cm" svg:x2="16.758cm" svg:y2="7.465cm" draw:start-shape="id3" draw:start-glue-point="4" draw:end-shape="id8" draw:end-glue-point="2" svg:d="M16767 9742v-1139h-9v-1138" svg:viewBox="0 0 10 2278">
          <text:p/>
        </draw:connector>
        <draw:frame draw:style-name="gr13" draw:text-style-name="P4" draw:layer="layout" svg:width="0.959cm" svg:height="0.989cm" svg:x="13.501cm" svg:y="19.014cm">
          <draw:text-box>
            <text:p>N</text:p>
          </draw:text-box>
        </draw:frame>
        <draw:frame draw:style-name="gr14" draw:text-style-name="P4" draw:layer="layout" svg:width="0.853cm" svg:height="0.988cm" svg:x="21.947cm" svg:y="16.362cm">
          <draw:text-box>
            <text:p>M</text:p>
          </draw:text-box>
        </draw:frame>
        <draw:frame draw:style-name="gr15" draw:text-style-name="P4" draw:layer="layout" svg:width="1.912cm" svg:height="0.989cm" svg:x="9.844cm" svg:y="16.759cm">
          <draw:text-box>
            <text:p>(0,1)</text:p>
          </draw:text-box>
        </draw:frame>
        <draw:frame draw:style-name="gr16" draw:text-style-name="P4" draw:layer="layout" svg:width="0.853cm" svg:height="0.988cm" svg:x="3.176cm" svg:y="15.746cm">
          <draw:text-box>
            <text:p>1</text:p>
          </draw:text-box>
        </draw:frame>
        <draw:frame draw:style-name="gr14" draw:text-style-name="P4" draw:layer="layout" svg:width="0.853cm" svg:height="0.988cm" svg:x="14.16cm" svg:y="11.824cm">
          <draw:text-box>
            <text:p>1</text:p>
          </draw:text-box>
        </draw:frame>
        <draw:frame draw:style-name="gr17" draw:text-style-name="P4" draw:layer="layout" svg:width="0.853cm" svg:height="0.989cm" svg:x="7.158cm" svg:y="3.924cm">
          <draw:text-box>
            <text:p>1</text:p>
          </draw:text-box>
        </draw:frame>
        <draw:frame draw:style-name="gr12" draw:text-style-name="P4" draw:layer="layout" svg:width="0.959cm" svg:height="0.988cm" svg:x="10.545cm" svg:y="15.891cm">
          <draw:text-box>
            <text:p>N</text:p>
          </draw:text-box>
        </draw:frame>
        <draw:frame draw:style-name="gr18" draw:text-style-name="P4" draw:layer="layout" svg:width="2.033cm" svg:height="0.989cm" svg:x="21.03cm" svg:y="15.398cm">
          <draw:text-box>
            <text:p>(1,N)</text:p>
          </draw:text-box>
        </draw:frame>
        <draw:frame draw:style-name="gr19" draw:text-style-name="P4" draw:layer="layout" svg:width="2.005cm" svg:height="0.988cm" svg:x="25.587cm" svg:y="6.054cm">
          <draw:text-box>
            <text:p>(0,N)</text:p>
          </draw:text-box>
        </draw:frame>
        <draw:frame draw:style-name="gr20" draw:text-style-name="P4" draw:layer="layout" svg:width="1.806cm" svg:height="0.988cm" svg:x="19.461cm" svg:y="4.337cm">
          <draw:text-box>
            <text:p>(1,1)</text:p>
          </draw:text-box>
        </draw:frame>
        <draw:frame draw:style-name="gr21" draw:text-style-name="P4" draw:layer="layout" svg:width="1.806cm" svg:height="0.989cm" svg:x="12.306cm" svg:y="5.732cm">
          <draw:text-box>
            <text:p>(0,1)</text:p>
          </draw:text-box>
        </draw:frame>
        <draw:frame draw:style-name="gr22" draw:text-style-name="P4" draw:layer="layout" svg:width="2.01cm" svg:height="0.989cm" svg:x="3.994cm" svg:y="15.724cm">
          <draw:text-box>
            <text:p>(1,N)</text:p>
          </draw:text-box>
        </draw:frame>
        <draw:frame draw:style-name="gr23" draw:text-style-name="P4" draw:layer="layout" svg:width="2.033cm" svg:height="0.988cm" svg:x="7.092cm" svg:y="4.856cm">
          <draw:text-box>
            <text:p>(0,N)</text:p>
          </draw:text-box>
        </draw:frame>
        <draw:frame draw:style-name="gr18" draw:text-style-name="P4" draw:layer="layout" svg:width="2.033cm" svg:height="0.989cm" svg:x="12.503cm" svg:y="11.794cm">
          <draw:text-box>
            <text:p>(0,N)</text:p>
          </draw:text-box>
        </draw:frame>
        <draw:frame draw:style-name="gr23" draw:text-style-name="P4" draw:layer="layout" svg:width="2.033cm" svg:height="0.988cm" svg:x="14.143cm" svg:y="19.012cm">
          <draw:text-box>
            <text:p>(0,M)</text:p>
          </draw:text-box>
        </draw:frame>
        <draw:frame draw:style-name="gr18" draw:text-style-name="P4" draw:layer="layout" svg:width="1.952cm" svg:height="0.989cm" svg:x="15.118cm" svg:y="7.508cm">
          <draw:text-box>
            <text:p>(0,1)</text:p>
          </draw:text-box>
        </draw:frame>
        <draw:connector draw:style-name="gr24" draw:text-style-name="P2" draw:layer="layout" svg:x1="11.834cm" svg:y1="3.965cm" svg:x2="13.946cm" svg:y2="5.669cm" draw:start-shape="id2" draw:start-glue-point="7" draw:end-shape="id9" svg:d="M11834 3965h1057v1704h1055" svg:viewBox="0 0 2113 1705">
          <text:p/>
        </draw:connector>
        <draw:custom-shape draw:style-name="gr8" draw:text-style-name="P10" xml:id="id10" draw:id="id10" draw:layer="layout" svg:width="2.787cm" svg:height="1.653cm" svg:x="17.713cm" svg:y="14.855cm">
          <text:p text:style-name="P2"><text:span text:style-name="T9">E_Maestro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2" draw:layer="layout" svg:x1="17.187cm" svg:y1="13.448cm" svg:x2="19.106cm" svg:y2="14.855cm" draw:start-shape="id4" draw:start-glue-point="1" draw:end-shape="id10" draw:end-glue-point="4" svg:d="M17187 13448h1919v1407" svg:viewBox="0 0 1920 1408">
          <text:p/>
        </draw:connector>
        <draw:connector draw:style-name="gr24" draw:text-style-name="P2" draw:layer="layout" svg:x1="17.187cm" svg:y1="16.672cm" svg:x2="19.106cm" svg:y2="16.508cm" draw:start-shape="id7" draw:start-glue-point="1" draw:end-shape="id10" draw:end-glue-point="6" svg:d="M17187 16672h1919v-164" svg:viewBox="0 0 1920 165">
          <text:p/>
        </draw:connector>
        <draw:frame draw:style-name="gr25" draw:text-style-name="P12" draw:layer="layout" svg:width="2.293cm" svg:height="0.806cm" svg:x="16.9cm" svg:y="13.259cm">
          <draw:text-box>
            <text:p text:style-name="P11"><text:span text:style-name="T10">Maestro</text:span></text:p>
          </draw:text-box>
        </draw:frame>
        <draw:frame draw:style-name="gr26" draw:text-style-name="P13" draw:layer="layout" svg:width="2.094cm" svg:height="0.725cm" svg:x="16.921cm" svg:y="16.578cm">
          <draw:text-box>
            <text:p text:style-name="P11"><text:span text:style-name="T11">Alumno</text:span></text:p>
          </draw:text-box>
        </draw:frame>
        <draw:frame draw:style-name="gr27" draw:text-style-name="P14" draw:layer="layout" svg:width="2.263cm" svg:height="0.759cm" svg:x="16.899cm" svg:y="12.736cm">
          <draw:text-box>
            <text:p text:style-name="P11"><text:span text:style-name="T12">1 (0,N)</text:span></text:p>
          </draw:text-box>
        </draw:frame>
        <draw:frame draw:style-name="gr26" draw:text-style-name="P13" draw:layer="layout" svg:width="1.779cm" svg:height="0.725cm" svg:x="17.176cm" svg:y="17.067cm">
          <draw:text-box>
            <text:p text:style-name="P11"><text:span text:style-name="T13">N (</text:span><text:span text:style-name="T11">0,1</text:span><text:span text:style-name="T13">)</text:span></text:p>
          </draw:text-box>
        </draw:frame>
        <draw:rect draw:style-name="gr28" draw:text-style-name="P16" xml:id="id12" draw:id="id12" draw:layer="layout" svg:width="5.717cm" svg:height="3.076cm" svg:x="22.759cm" svg:y="3.036cm">
          <draw:glue-point draw:id="4" svg:x="2.935cm" svg:y="4.997cm"/>
          <text:p text:style-name="P15"><text:span text:style-name="T4">Cod_Tecnica</text:span></text:p>
          <text:p text:style-name="P15">Nombre</text:p>
          <text:p text:style-name="P15">Especificaciones</text:p>
        </draw:rect>
        <draw:rect draw:style-name="gr2" draw:text-style-name="P3" draw:layer="layout" svg:width="5.724cm" svg:height="1.748cm" svg:x="22.744cm" svg:y="1.345cm">
          <text:p text:style-name="P2"><text:span text:style-name="T1">Tecnica</text:span></text:p>
        </draw:rect>
        <draw:custom-shape draw:style-name="gr8" draw:text-style-name="P10" xml:id="id11" draw:id="id11" draw:layer="layout" svg:width="2.598cm" svg:height="1.511cm" svg:x="21.075cm" svg:y="6.621cm">
          <text:p text:style-name="P2"><text:span text:style-name="T9">Tien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2" draw:layer="layout" svg:x1="19.617cm" svg:y1="5.232cm" svg:x2="21.075cm" svg:y2="7.377cm" draw:start-shape="id8" draw:start-glue-point="1" draw:end-shape="id11" draw:end-glue-point="5" svg:d="M19617 5232h729v2145h729" svg:viewBox="0 0 1459 2146">
          <text:p/>
        </draw:connector>
        <draw:connector draw:style-name="gr24" draw:text-style-name="P2" draw:layer="layout" svg:x1="23.673cm" svg:y1="7.377cm" svg:x2="25.617cm" svg:y2="6.112cm" draw:start-shape="id11" draw:start-glue-point="7" draw:end-shape="id12" svg:d="M23673 7377h1944v-1265" svg:viewBox="0 0 1945 1266">
          <text:p/>
        </draw:connector>
        <draw:connector draw:style-name="gr10" draw:text-style-name="P2" draw:layer="layout" svg:x1="21.641cm" svg:y1="19.071cm" svg:x2="22.667cm" svg:y2="16.378cm" draw:start-shape="id13" draw:start-glue-point="7" draw:end-shape="id14" svg:d="M21641 19071h514v-2693h512" svg:viewBox="0 0 1027 2694">
          <text:p/>
        </draw:connector>
        <draw:connector draw:style-name="gr24" draw:text-style-name="P2" draw:layer="layout" draw:line-skew="0cm 0.424cm" svg:x1="18.854cm" svg:y1="19.071cm" svg:x2="14.328cm" svg:y2="19.075cm" draw:start-shape="id13" draw:start-glue-point="5" draw:end-shape="id7" draw:end-glue-point="2" svg:d="M18854 19071h-834v929h-3692v-925" svg:viewBox="0 0 4527 930">
          <text:p/>
        </draw:connector>
        <draw:frame draw:style-name="gr14" draw:text-style-name="P4" draw:layer="layout" svg:width="0.853cm" svg:height="0.988cm" svg:x="24.777cm" svg:y="6.06cm">
          <draw:text-box>
            <text:p>1</text:p>
          </draw:text-box>
        </draw:frame>
        <draw:ellipse draw:style-name="gr28" draw:text-style-name="P10" xml:id="id15" draw:id="id15" draw:layer="layout" svg:width="2.467cm" svg:height="0.75cm" svg:x="18.987cm" svg:y="16.912cm">
          <text:p text:style-name="P2"><text:span text:style-name="T9">Relacion</text:span></text:p>
        </draw:ellipse>
        <draw:connector draw:style-name="gr24" draw:text-style-name="P2" draw:layer="layout" draw:type="line" svg:x1="20.22cm" svg:y1="17.662cm" svg:x2="20.247cm" svg:y2="18.244cm" draw:start-shape="id15" draw:start-glue-point="2" draw:end-shape="id13" draw:end-glue-point="4" svg:d="M20220 17662l27 582" svg:viewBox="0 0 28 583">
          <text:p/>
        </draw:connector>
      </draw:page>
      <draw:page draw:name="page2" draw:style-name="dp1" draw:master-page-name="Predeterminado">
        <office:forms form:automatic-focus="false" form:apply-design-mode="false"/>
        <draw:rect draw:style-name="gr1" draw:text-style-name="P1" xml:id="id16" draw:id="id16" draw:layer="layout" svg:width="5.717cm" svg:height="3.076cm" svg:x="1.465cm" svg:y="3.256cm">
          <draw:glue-point draw:id="4" svg:x="2.935cm" svg:y="4.997cm"/>
          <text:p/>
        </draw:rect>
        <draw:rect draw:style-name="gr2" draw:text-style-name="P3" draw:layer="layout" svg:width="5.724cm" svg:height="1.748cm" svg:x="1.476cm" svg:y="1.565cm">
          <text:p text:style-name="P2"><text:span text:style-name="T1">Pinacoteca</text:span></text:p>
        </draw:rect>
        <draw:rect draw:style-name="gr1" draw:text-style-name="P1" xml:id="id22" draw:id="id22" draw:layer="layout" svg:width="5.717cm" svg:height="4.465cm" svg:x="13.934cm" svg:y="3cm">
          <text:p/>
        </draw:rect>
        <draw:rect draw:style-name="gr2" draw:text-style-name="P2" draw:layer="layout" svg:width="5.708cm" svg:height="1.748cm" svg:x="13.943cm" svg:y="1.304cm">
          <text:p text:style-name="P2">Cuadro</text:p>
        </draw:rect>
        <draw:rect draw:style-name="gr1" draw:text-style-name="P1" xml:id="id27" draw:id="id27" draw:layer="layout" svg:width="5.759cm" svg:height="1.655cm" svg:x="22.702cm" svg:y="17.985cm">
          <text:p/>
        </draw:rect>
        <draw:rect draw:style-name="gr2" draw:text-style-name="P2" xml:id="id32" draw:id="id32" draw:layer="layout" svg:width="5.759cm" svg:height="1.257cm" svg:x="22.702cm" svg:y="16.76cm">
          <text:p text:style-name="P2">Mecenas</text:p>
        </draw:rect>
        <draw:rect draw:style-name="gr1" draw:text-style-name="P1" xml:id="id20" draw:id="id20" draw:layer="layout" svg:width="5.717cm" svg:height="3.732cm" svg:x="1.324cm" svg:y="9.434cm">
          <text:p/>
        </draw:rect>
        <draw:rect draw:style-name="gr2" draw:text-style-name="P2" draw:layer="layout" svg:width="5.706cm" svg:height="1.748cm" svg:x="1.336cm" svg:y="7.692cm">
          <text:p text:style-name="P2"><text:span text:style-name="T2">Escuela</text:span></text:p>
        </draw:rect>
        <draw:rect draw:style-name="gr1" draw:text-style-name="P1" xml:id="id30" draw:id="id30" draw:layer="layout" svg:width="5.717cm" svg:height="4.282cm" svg:x="22.729cm" svg:y="10.207cm">
          <text:p/>
        </draw:rect>
        <draw:rect draw:style-name="gr2" draw:text-style-name="P2" xml:id="id19" draw:id="id19" draw:layer="layout" svg:width="5.706cm" svg:height="1.748cm" svg:x="11.481cm" svg:y="14.874cm">
          <text:p text:style-name="P2">Pintor</text:p>
        </draw:rect>
        <draw:frame draw:style-name="gr3" draw:text-style-name="P4" draw:layer="layout" svg:width="5.998cm" svg:height="3.831cm" svg:x="1.419cm" svg:y="3.169cm">
          <draw:text-box>
            <text:p><text:span text:style-name="T3">Nom_Pinacoteca</text:span></text:p>
            <text:p><text:span text:style-name="T2">Ciudad</text:span></text:p>
            <text:p>Direccion</text:p>
            <text:p><text:span text:style-name="T2">m2</text:span></text:p>
            <text:p/>
          </draw:text-box>
        </draw:frame>
        <draw:frame draw:style-name="gr4" draw:text-style-name="P6" draw:layer="layout" svg:width="5.146cm" svg:height="3.181cm" svg:x="1.417cm" svg:y="9.629cm">
          <draw:text-box>
            <text:p text:style-name="P5"><text:span text:style-name="T3">Cod_</text:span><text:span text:style-name="T14">Escuela</text:span></text:p>
            <text:p><text:span text:style-name="T6">Nom_</text:span><text:span text:style-name="T2">Escuela</text:span></text:p>
            <text:p>Pais</text:p>
            <text:p>Data</text:p>
          </draw:text-box>
        </draw:frame>
        <draw:frame draw:style-name="gr29" draw:text-style-name="P8" xml:id="id23" draw:id="id23" draw:layer="layout" svg:width="5.386cm" svg:height="5.255cm" svg:x="13.946cm" svg:y="3.052cm">
          <draw:text-box>
            <text:p text:style-name="P7"><text:span text:style-name="T15">Cod_Cuadro</text:span></text:p>
            <text:p><text:span text:style-name="T8">Nom_Cuadro</text:span></text:p>
            <text:p><text:span text:style-name="T2">Alto</text:span></text:p>
            <text:p><text:span text:style-name="T2">Ancho</text:span></text:p>
            <text:p>Fondo</text:p>
            <text:p>Fecha_Pintado</text:p>
            <text:p/>
          </draw:text-box>
        </draw:frame>
        <draw:frame draw:style-name="gr30" draw:text-style-name="P9" draw:layer="layout" svg:width="5.151cm" svg:height="5.255cm" svg:x="22.631cm" svg:y="10.048cm">
          <draw:text-box>
            <text:p text:style-name="P7"><text:span text:style-name="T3">Cod_Persona</text:span></text:p>
            <text:p>Nom_Persona</text:p>
            <text:p>Ciudad</text:p>
            <text:p>Pais</text:p>
            <text:p>Fec_Nac</text:p>
            <text:p>Fec_Def</text:p>
            <text:p/>
          </draw:text-box>
        </draw:frame>
        <draw:custom-shape draw:style-name="gr8" draw:text-style-name="P10" xml:id="id26" draw:id="id26" draw:layer="layout" svg:width="2.787cm" svg:height="1.653cm" svg:x="18.454cm" svg:y="16.844cm">
          <text:p text:style-name="P2"><text:span text:style-name="T9">Patrocin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0" xml:id="id21" draw:id="id21" draw:layer="layout" svg:width="2.598cm" svg:height="1.511cm" svg:x="5.83cm" svg:y="14.641cm">
          <text:p text:style-name="P2"><text:span text:style-name="T9">Pertenec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0" xml:id="id18" draw:id="id18" draw:layer="layout" svg:width="2.881cm" svg:height="1.653cm" svg:x="15.326cm" svg:y="10.542cm">
          <text:p text:style-name="P2"><text:span text:style-name="T9">Pinta 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0" xml:id="id17" draw:id="id17" draw:layer="layout" svg:width="3.259cm" svg:height="1.797cm" svg:x="8.575cm" svg:y="3.066cm">
          <text:p text:style-name="P2"><text:span text:style-name="T9">Tien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2" draw:layer="layout" svg:x1="7.182cm" svg:y1="4.794cm" svg:x2="8.575cm" svg:y2="3.965cm" draw:start-shape="id16" draw:start-glue-point="1" draw:end-shape="id17" draw:end-glue-point="5" svg:d="M7182 4794h696v-829h697" svg:viewBox="0 0 1394 830">
          <text:p/>
        </draw:connector>
        <draw:connector draw:style-name="gr9" draw:text-style-name="P2" draw:layer="layout" svg:x1="16.767cm" svg:y1="12.195cm" svg:x2="14.334cm" svg:y2="14.874cm" draw:start-shape="id18" draw:start-glue-point="6" draw:end-shape="id19" draw:end-glue-point="0" svg:d="M16767 12195v1340h-2433v1339" svg:viewBox="0 0 2434 2680">
          <text:p/>
        </draw:connector>
        <draw:connector draw:style-name="gr10" draw:text-style-name="P2" draw:layer="layout" svg:x1="4.182cm" svg:y1="13.166cm" svg:x2="5.83cm" svg:y2="15.397cm" draw:start-shape="id20" draw:start-glue-point="2" draw:end-shape="id21" draw:end-glue-point="5" svg:d="M4182 13166v2231h1648" svg:viewBox="0 0 1649 2232">
          <text:p/>
        </draw:connector>
        <draw:connector draw:style-name="gr9" draw:text-style-name="P2" draw:layer="layout" svg:x1="8.428cm" svg:y1="15.397cm" svg:x2="11.481cm" svg:y2="15.748cm" draw:start-shape="id21" draw:start-glue-point="7" draw:end-shape="id19" svg:d="M8428 15397h1527v351h1526" svg:viewBox="0 0 3054 352">
          <text:p/>
        </draw:connector>
        <draw:frame draw:style-name="gr11" draw:text-style-name="P4" draw:layer="layout" svg:width="0.959cm" svg:height="0.989cm" svg:x="16.882cm" svg:y="7.498cm">
          <draw:text-box>
            <text:p>N</text:p>
          </draw:text-box>
        </draw:frame>
        <draw:frame draw:style-name="gr12" draw:text-style-name="P4" draw:layer="layout" svg:width="0.959cm" svg:height="0.988cm" svg:x="19.548cm" svg:y="5.109cm">
          <draw:text-box>
            <text:p>N</text:p>
          </draw:text-box>
        </draw:frame>
        <draw:frame draw:style-name="gr13" draw:text-style-name="P4" draw:layer="layout" svg:width="0.959cm" svg:height="0.989cm" svg:x="12.958cm" svg:y="4.771cm">
          <draw:text-box>
            <text:p>N</text:p>
          </draw:text-box>
        </draw:frame>
        <draw:connector draw:style-name="gr9" draw:text-style-name="P2" draw:layer="layout" svg:x1="16.767cm" svg:y1="10.542cm" svg:x2="16.792cm" svg:y2="7.465cm" draw:start-shape="id18" draw:start-glue-point="4" draw:end-shape="id22" draw:end-glue-point="2" svg:d="M16767 10542v-1539h25v-1538" svg:viewBox="0 0 26 3078">
          <text:p/>
        </draw:connector>
        <draw:frame draw:style-name="gr13" draw:text-style-name="P4" draw:layer="layout" svg:width="0.959cm" svg:height="0.989cm" svg:x="17.092cm" svg:y="17.281cm">
          <draw:text-box>
            <text:p>N</text:p>
          </draw:text-box>
        </draw:frame>
        <draw:frame draw:style-name="gr14" draw:text-style-name="P4" draw:layer="layout" svg:width="0.853cm" svg:height="0.988cm" svg:x="21.979cm" svg:y="17.995cm">
          <draw:text-box>
            <text:p>M</text:p>
          </draw:text-box>
        </draw:frame>
        <draw:frame draw:style-name="gr15" draw:text-style-name="P4" draw:layer="layout" svg:width="1.912cm" svg:height="0.989cm" svg:x="9.876cm" svg:y="14.775cm">
          <draw:text-box>
            <text:p>(0,1)</text:p>
          </draw:text-box>
        </draw:frame>
        <draw:frame draw:style-name="gr16" draw:text-style-name="P4" draw:layer="layout" svg:width="0.853cm" svg:height="0.988cm" svg:x="3.276cm" svg:y="13.146cm">
          <draw:text-box>
            <text:p>1</text:p>
          </draw:text-box>
        </draw:frame>
        <draw:frame draw:style-name="gr14" draw:text-style-name="P4" draw:layer="layout" svg:width="0.853cm" svg:height="0.988cm" svg:x="14.16cm" svg:y="14.024cm">
          <draw:text-box>
            <text:p>1</text:p>
          </draw:text-box>
        </draw:frame>
        <draw:frame draw:style-name="gr17" draw:text-style-name="P4" draw:layer="layout" svg:width="0.853cm" svg:height="0.989cm" svg:x="7.158cm" svg:y="3.924cm">
          <draw:text-box>
            <text:p>1</text:p>
          </draw:text-box>
        </draw:frame>
        <draw:frame draw:style-name="gr12" draw:text-style-name="P4" draw:layer="layout" svg:width="0.959cm" svg:height="0.988cm" svg:x="10.708cm" svg:y="15.519cm">
          <draw:text-box>
            <text:p>N</text:p>
          </draw:text-box>
        </draw:frame>
        <draw:frame draw:style-name="gr18" draw:text-style-name="P4" draw:layer="layout" svg:width="2.033cm" svg:height="0.989cm" svg:x="21.004cm" svg:y="18.811cm">
          <draw:text-box>
            <text:p>(1,N)</text:p>
          </draw:text-box>
        </draw:frame>
        <draw:frame draw:style-name="gr19" draw:text-style-name="P4" draw:layer="layout" svg:width="2.005cm" svg:height="0.988cm" svg:x="25.587cm" svg:y="6.054cm">
          <draw:text-box>
            <text:p>(0,N)</text:p>
          </draw:text-box>
        </draw:frame>
        <draw:frame draw:style-name="gr20" draw:text-style-name="P4" draw:layer="layout" svg:width="1.806cm" svg:height="0.988cm" svg:x="19.461cm" svg:y="4.337cm">
          <draw:text-box>
            <text:p>(1,1)</text:p>
          </draw:text-box>
        </draw:frame>
        <draw:frame draw:style-name="gr21" draw:text-style-name="P4" draw:layer="layout" svg:width="1.806cm" svg:height="0.989cm" svg:x="12.306cm" svg:y="5.732cm">
          <draw:text-box>
            <text:p>(0,1)</text:p>
          </draw:text-box>
        </draw:frame>
        <draw:frame draw:style-name="gr22" draw:text-style-name="P4" draw:layer="layout" svg:width="2.01cm" svg:height="0.989cm" svg:x="3.994cm" svg:y="13.224cm">
          <draw:text-box>
            <text:p>(1,N)</text:p>
          </draw:text-box>
        </draw:frame>
        <draw:frame draw:style-name="gr23" draw:text-style-name="P4" draw:layer="layout" svg:width="2.033cm" svg:height="0.988cm" svg:x="7.092cm" svg:y="4.856cm">
          <draw:text-box>
            <text:p>(0,N)</text:p>
          </draw:text-box>
        </draw:frame>
        <draw:frame draw:style-name="gr18" draw:text-style-name="P4" draw:layer="layout" svg:width="2.033cm" svg:height="0.989cm" svg:x="12.503cm" svg:y="13.994cm">
          <draw:text-box>
            <text:p>(0,N)</text:p>
          </draw:text-box>
        </draw:frame>
        <draw:frame draw:style-name="gr23" draw:text-style-name="P4" draw:layer="layout" svg:width="2.033cm" svg:height="0.988cm" svg:x="16.946cm" svg:y="16.272cm">
          <draw:text-box>
            <text:p>(0,M)</text:p>
          </draw:text-box>
        </draw:frame>
        <draw:frame draw:style-name="gr18" draw:text-style-name="P4" draw:layer="layout" svg:width="1.952cm" svg:height="0.989cm" svg:x="15.118cm" svg:y="7.508cm">
          <draw:text-box>
            <text:p>(0,1)</text:p>
          </draw:text-box>
        </draw:frame>
        <draw:connector draw:style-name="gr24" draw:text-style-name="P2" draw:layer="layout" svg:x1="11.834cm" svg:y1="3.965cm" svg:x2="13.946cm" svg:y2="5.679cm" draw:start-shape="id17" draw:start-glue-point="7" draw:end-shape="id23" svg:d="M11834 3965h1057v1714h1055" svg:viewBox="0 0 2113 1715">
          <text:p/>
        </draw:connector>
        <draw:frame draw:style-name="gr25" draw:text-style-name="P12" draw:layer="layout" svg:width="2.293cm" svg:height="0.806cm" svg:x="8.522cm" svg:y="16.156cm">
          <draw:text-box>
            <text:p text:style-name="P11"><text:span text:style-name="T10">Maestro</text:span></text:p>
          </draw:text-box>
        </draw:frame>
        <draw:frame draw:style-name="gr26" draw:text-style-name="P13" draw:layer="layout" svg:width="2.094cm" svg:height="0.725cm" svg:x="8.448cm" svg:y="18.836cm">
          <draw:text-box>
            <text:p text:style-name="P11"><text:span text:style-name="T11">Alumno</text:span></text:p>
          </draw:text-box>
        </draw:frame>
        <draw:frame draw:style-name="gr27" draw:text-style-name="P14" draw:layer="layout" svg:width="2.263cm" svg:height="0.759cm" svg:x="9.655cm" svg:y="17.241cm">
          <draw:text-box>
            <text:p text:style-name="P11"><text:span text:style-name="T12">1 (0,N)</text:span></text:p>
          </draw:text-box>
        </draw:frame>
        <draw:frame draw:style-name="gr27" draw:text-style-name="P14" draw:layer="layout" svg:width="2.353cm" svg:height="0.759cm" svg:x="13.427cm" svg:y="17.86cm">
          <draw:text-box>
            <text:p text:style-name="P11"><text:span text:style-name="T12">N (0,1)</text:span></text:p>
          </draw:text-box>
        </draw:frame>
        <draw:rect draw:style-name="gr28" draw:text-style-name="P1" xml:id="id25" draw:id="id25" draw:layer="layout" svg:width="5.717cm" svg:height="3.076cm" svg:x="22.759cm" svg:y="3.036cm">
          <draw:glue-point draw:id="4" svg:x="2.935cm" svg:y="4.997cm"/>
          <text:p text:style-name="P15"><text:span text:style-name="T4">Cod_Tecnica</text:span></text:p>
          <text:p text:style-name="P15">Nombre</text:p>
          <text:p text:style-name="P15">Especificaciones</text:p>
        </draw:rect>
        <draw:rect draw:style-name="gr2" draw:text-style-name="P3" draw:layer="layout" svg:width="5.692cm" svg:height="1.748cm" svg:x="22.776cm" svg:y="1.345cm">
          <text:p text:style-name="P2"><text:span text:style-name="T1">Tecnica</text:span></text:p>
        </draw:rect>
        <draw:custom-shape draw:style-name="gr8" draw:text-style-name="P10" xml:id="id24" draw:id="id24" draw:layer="layout" svg:width="2.598cm" svg:height="1.511cm" svg:x="21.075cm" svg:y="6.621cm">
          <text:p text:style-name="P2"><text:span text:style-name="T9">Tien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2" draw:layer="layout" svg:x1="19.651cm" svg:y1="5.232cm" svg:x2="21.075cm" svg:y2="7.377cm" draw:start-shape="id22" draw:start-glue-point="1" draw:end-shape="id24" draw:end-glue-point="5" svg:d="M19651 5232h712v2145h712" svg:viewBox="0 0 1425 2146">
          <text:p/>
        </draw:connector>
        <draw:connector draw:style-name="gr24" draw:text-style-name="P2" draw:layer="layout" svg:x1="23.673cm" svg:y1="7.377cm" svg:x2="25.617cm" svg:y2="6.112cm" draw:start-shape="id24" draw:start-glue-point="7" draw:end-shape="id25" svg:d="M23673 7377h1944v-1265" svg:viewBox="0 0 1945 1266">
          <text:p/>
        </draw:connector>
        <draw:connector draw:style-name="gr10" draw:text-style-name="P2" draw:layer="layout" svg:x1="21.241cm" svg:y1="17.671cm" svg:x2="22.702cm" svg:y2="18.812cm" draw:start-shape="id26" draw:start-glue-point="7" draw:end-shape="id27" svg:d="M21241 17671h731v1141h730" svg:viewBox="0 0 1462 1142">
          <text:p/>
        </draw:connector>
        <draw:connector draw:style-name="gr24" draw:text-style-name="P2" draw:layer="layout" svg:x1="18.454cm" svg:y1="17.671cm" svg:x2="17.166cm" svg:y2="17.254cm" draw:start-shape="id26" draw:start-glue-point="5" draw:end-shape="id28" draw:end-glue-point="1" svg:d="M18454 17671h-644v-417h-644" svg:viewBox="0 0 1289 418">
          <text:p/>
        </draw:connector>
        <draw:frame draw:style-name="gr14" draw:text-style-name="P4" draw:layer="layout" svg:width="0.853cm" svg:height="0.988cm" svg:x="24.777cm" svg:y="6.06cm">
          <draw:text-box>
            <text:p>1</text:p>
          </draw:text-box>
        </draw:frame>
        <draw:rect draw:style-name="gr2" draw:text-style-name="P2" draw:layer="layout" svg:width="5.706cm" svg:height="1.748cm" svg:x="22.74cm" svg:y="8.426cm">
          <text:p text:style-name="P2">Persona</text:p>
        </draw:rect>
        <draw:rect draw:style-name="gr1" draw:text-style-name="P1" xml:id="id28" draw:id="id28" draw:layer="layout" svg:width="5.677cm" svg:height="1.382cm" svg:x="11.489cm" svg:y="16.563cm">
          <text:p/>
        </draw:rect>
        <draw:custom-shape draw:style-name="gr8" draw:text-style-name="P10" xml:id="id29" draw:id="id29" draw:layer="layout" svg:width="2.787cm" svg:height="1.653cm" svg:x="7.005cm" svg:y="16.714cm">
          <text:p text:style-name="P2"><text:span text:style-name="T9">E_Maestro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2" draw:layer="layout" svg:x1="8.398cm" svg:y1="18.367cm" svg:x2="14.327cm" svg:y2="17.945cm" draw:start-shape="id29" draw:start-glue-point="6" draw:end-shape="id28" svg:d="M8398 18367v501h5929v-923" svg:viewBox="0 0 5930 924">
          <text:p/>
        </draw:connector>
        <draw:connector draw:style-name="gr24" draw:text-style-name="P2" draw:layer="layout" svg:x1="8.398cm" svg:y1="16.714cm" svg:x2="11.489cm" svg:y2="17.254cm" draw:start-shape="id29" draw:start-glue-point="4" draw:end-shape="id28" draw:end-glue-point="3" svg:d="M8398 16714v-502h2243v1042h848" svg:viewBox="0 0 3092 1043">
          <text:p/>
        </draw:connector>
        <draw:custom-shape draw:style-name="gr8" draw:text-style-name="P1" xml:id="id31" draw:id="id31" draw:layer="layout" svg:width="0.787cm" svg:height="0.882cm" svg:x="19.119cm" svg:y="12.977cm">
          <text:p text:style-name="P2">o</text:p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" svg:x1="22.729cm" svg:y1="12.348cm" svg:x2="19.514cm" svg:y2="12.978cm" draw:start-shape="id30" draw:start-glue-point="3" draw:end-shape="id31" draw:end-glue-point="8" svg:d="M22729 12348l-3215 630" svg:viewBox="0 0 3216 631">
          <text:p/>
        </draw:connector>
        <draw:connector draw:style-name="gr24" draw:text-style-name="P2" draw:layer="layout" draw:type="line" svg:x1="19.235cm" svg:y1="13.731cm" svg:x2="17.187cm" svg:y2="15.748cm" draw:start-shape="id31" draw:start-glue-point="5" draw:end-shape="id19" svg:d="M19235 13731l-2048 2017" svg:viewBox="0 0 2049 2018">
          <text:p/>
        </draw:connector>
        <draw:connector draw:style-name="gr24" draw:text-style-name="P2" draw:layer="layout" draw:type="line" svg:x1="19.906cm" svg:y1="13.419cm" svg:x2="25.581cm" svg:y2="16.76cm" draw:start-shape="id31" draw:start-glue-point="10" draw:end-shape="id32" draw:end-glue-point="0" svg:d="M19906 13419l5675 3341" svg:viewBox="0 0 5676 3342">
          <text:p/>
        </draw:connector>
        <draw:path draw:style-name="gr31" draw:text-style-name="P1" draw:layer="layout" svg:width="0.7cm" svg:height="0.925cm" draw:transform="rotate (-0.959931088596882) translate (24.196686122223cm 15.4472285557997cm)" svg:viewBox="0 0 701 926" svg:d="M0 0h496c496 0-66 926-66 926">
          <text:p/>
        </draw:path>
        <draw:path draw:style-name="gr31" draw:text-style-name="P1" draw:layer="layout" svg:width="0.7cm" svg:height="0.925cm" draw:transform="rotate (-3.05432619099008) translate (18.8125723592514cm 14.9401901569084cm)" svg:viewBox="0 0 701 926" svg:d="M0 0h496c496 0-66 926-66 926">
          <text:p/>
        </draw:path>
        <draw:ellipse draw:style-name="gr28" draw:text-style-name="P10" xml:id="id33" draw:id="id33" draw:layer="layout" svg:width="2.467cm" svg:height="0.75cm" svg:x="16.841cm" svg:y="18.879cm">
          <text:p text:style-name="P2"><text:span text:style-name="T9">Relacion</text:span></text:p>
        </draw:ellipse>
        <draw:connector draw:style-name="gr24" draw:text-style-name="P2" draw:layer="layout" draw:type="line" svg:x1="19.847cm" svg:y1="18.497cm" svg:x2="19.308cm" svg:y2="19.254cm" draw:start-shape="id26" draw:start-glue-point="6" draw:end-shape="id33" svg:d="M19847 18497l-539 757" svg:viewBox="0 0 540 758">
          <text:p/>
        </draw:connector>
      </draw:page>
      <draw:page draw:name="page3" draw:style-name="dp1" draw:master-page-name="Predeterminado">
        <office:forms form:automatic-focus="false" form:apply-design-mode="false"/>
        <draw:rect draw:style-name="gr1" draw:text-style-name="P1" xml:id="id34" draw:id="id34" draw:layer="layout" svg:width="5.717cm" svg:height="3.076cm" svg:x="1.465cm" svg:y="3.256cm">
          <draw:glue-point draw:id="4" svg:x="2.935cm" svg:y="4.997cm"/>
          <text:p/>
        </draw:rect>
        <draw:rect draw:style-name="gr2" draw:text-style-name="P3" draw:layer="layout" svg:width="5.724cm" svg:height="1.748cm" svg:x="1.476cm" svg:y="1.565cm">
          <text:p text:style-name="P2"><text:span text:style-name="T1">Pinacoteca</text:span></text:p>
        </draw:rect>
        <draw:rect draw:style-name="gr1" draw:text-style-name="P1" xml:id="id40" draw:id="id40" draw:layer="layout" svg:width="5.717cm" svg:height="4.465cm" svg:x="13.9cm" svg:y="3cm">
          <text:p/>
        </draw:rect>
        <draw:rect draw:style-name="gr2" draw:text-style-name="P2" draw:layer="layout" svg:width="5.728cm" svg:height="1.748cm" svg:x="13.889cm" svg:y="1.304cm">
          <text:p text:style-name="P2">Cuadro</text:p>
        </draw:rect>
        <draw:rect draw:style-name="gr1" draw:text-style-name="P1" xml:id="id38" draw:id="id38" draw:layer="layout" svg:width="5.717cm" svg:height="3.732cm" svg:x="1.324cm" svg:y="9.434cm">
          <text:p/>
        </draw:rect>
        <draw:rect draw:style-name="gr2" draw:text-style-name="P2" draw:layer="layout" svg:width="5.706cm" svg:height="1.748cm" svg:x="1.336cm" svg:y="7.692cm">
          <text:p text:style-name="P2"><text:span text:style-name="T2">Escuela</text:span></text:p>
        </draw:rect>
        <draw:rect draw:style-name="gr1" draw:text-style-name="P1" xml:id="id50" draw:id="id50" draw:layer="layout" svg:width="5.717cm" svg:height="4.282cm" svg:x="22.629cm" svg:y="10.207cm">
          <text:p/>
        </draw:rect>
        <draw:rect draw:style-name="gr2" draw:text-style-name="P2" xml:id="id37" draw:id="id37" draw:layer="layout" svg:width="4.425cm" svg:height="1.007cm" svg:x="11.481cm" svg:y="14.774cm">
          <text:p text:style-name="P2">Pintor</text:p>
        </draw:rect>
        <draw:frame draw:style-name="gr3" draw:text-style-name="P4" draw:layer="layout" svg:width="5.998cm" svg:height="3.831cm" svg:x="1.419cm" svg:y="3.169cm">
          <draw:text-box>
            <text:p><text:span text:style-name="T3">Nom_Pinacoteca</text:span></text:p>
            <text:p><text:span text:style-name="T2">Ciudad</text:span></text:p>
            <text:p>Direccion</text:p>
            <text:p><text:span text:style-name="T2">m2</text:span></text:p>
            <text:p/>
          </draw:text-box>
        </draw:frame>
        <draw:frame draw:style-name="gr4" draw:text-style-name="P6" draw:layer="layout" svg:width="5.146cm" svg:height="3.181cm" svg:x="1.417cm" svg:y="9.629cm">
          <draw:text-box>
            <text:p text:style-name="P5"><text:span text:style-name="T16">Cod_</text:span><text:span text:style-name="T17">Escuela</text:span></text:p>
            <text:p><text:span text:style-name="T6">Nom_</text:span><text:span text:style-name="T2">Escuela</text:span></text:p>
            <text:p>Pais</text:p>
            <text:p>Data</text:p>
          </draw:text-box>
        </draw:frame>
        <draw:frame draw:style-name="gr5" draw:text-style-name="P8" xml:id="id41" draw:id="id41" draw:layer="layout" svg:width="5.386cm" svg:height="5.235cm" svg:x="13.946cm" svg:y="3.052cm">
          <draw:text-box>
            <text:p text:style-name="P7"><text:span text:style-name="T18">Cod_Cuadro</text:span></text:p>
            <text:p><text:span text:style-name="T8">Nom_Cuadro</text:span></text:p>
            <text:p><text:span text:style-name="T2">Alto</text:span></text:p>
            <text:p><text:span text:style-name="T2">Ancho</text:span></text:p>
            <text:p>Fondo</text:p>
            <text:p>Fecha_Pintado</text:p>
            <text:p/>
          </draw:text-box>
        </draw:frame>
        <draw:frame draw:style-name="gr6" draw:text-style-name="P9" draw:layer="layout" svg:width="5.151cm" svg:height="5.235cm" svg:x="22.559cm" svg:y="10.048cm">
          <draw:text-box>
            <text:p text:style-name="P7"><text:span text:style-name="T16">Cod_Persona</text:span></text:p>
            <text:p>Nom_Persona</text:p>
            <text:p>Ciudad</text:p>
            <text:p>Pais</text:p>
            <text:p>Fec_Nac</text:p>
            <text:p>Fec_Def</text:p>
            <text:p/>
          </draw:text-box>
        </draw:frame>
        <draw:custom-shape draw:style-name="gr8" draw:text-style-name="P10" xml:id="id44" draw:id="id44" draw:layer="layout" svg:width="2.787cm" svg:height="1.653cm" svg:x="18.854cm" svg:y="16.844cm">
          <text:p text:style-name="P2"><text:span text:style-name="T9">Patrocin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0" xml:id="id39" draw:id="id39" draw:layer="layout" svg:width="2.598cm" svg:height="1.511cm" svg:x="5.83cm" svg:y="14.641cm">
          <text:p text:style-name="P2"><text:span text:style-name="T9">Pertenec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0" xml:id="id36" draw:id="id36" draw:layer="layout" svg:width="2.881cm" svg:height="1.653cm" svg:x="15.326cm" svg:y="10.542cm">
          <text:p text:style-name="P2"><text:span text:style-name="T9">Pinta 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0" xml:id="id35" draw:id="id35" draw:layer="layout" svg:width="3.259cm" svg:height="1.797cm" svg:x="8.575cm" svg:y="3.066cm">
          <text:p text:style-name="P2"><text:span text:style-name="T9">Tien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2" draw:layer="layout" svg:x1="7.182cm" svg:y1="4.794cm" svg:x2="8.575cm" svg:y2="3.965cm" draw:start-shape="id34" draw:start-glue-point="1" draw:end-shape="id35" draw:end-glue-point="5" svg:d="M7182 4794h696v-829h697" svg:viewBox="0 0 1394 830">
          <text:p/>
        </draw:connector>
        <draw:connector draw:style-name="gr9" draw:text-style-name="P2" draw:layer="layout" svg:x1="16.767cm" svg:y1="12.195cm" svg:x2="13.693cm" svg:y2="14.774cm" draw:start-shape="id36" draw:start-glue-point="6" draw:end-shape="id37" draw:end-glue-point="0" svg:d="M16767 12195v1290h-3074v1289" svg:viewBox="0 0 3075 2580">
          <text:p/>
        </draw:connector>
        <draw:connector draw:style-name="gr10" draw:text-style-name="P2" draw:layer="layout" svg:x1="4.182cm" svg:y1="13.166cm" svg:x2="5.83cm" svg:y2="15.397cm" draw:start-shape="id38" draw:start-glue-point="2" draw:end-shape="id39" draw:end-glue-point="5" svg:d="M4182 13166v2231h1648" svg:viewBox="0 0 1649 2232">
          <text:p/>
        </draw:connector>
        <draw:connector draw:style-name="gr9" draw:text-style-name="P2" draw:layer="layout" svg:x1="8.428cm" svg:y1="15.397cm" svg:x2="11.481cm" svg:y2="15.277cm" draw:start-shape="id39" draw:start-glue-point="7" draw:end-shape="id37" svg:d="M8428 15397h1527v-120h1526" svg:viewBox="0 0 3054 121">
          <text:p/>
        </draw:connector>
        <draw:frame draw:style-name="gr11" draw:text-style-name="P4" draw:layer="layout" svg:width="0.959cm" svg:height="0.989cm" svg:x="16.882cm" svg:y="7.498cm">
          <draw:text-box>
            <text:p>N</text:p>
          </draw:text-box>
        </draw:frame>
        <draw:frame draw:style-name="gr12" draw:text-style-name="P4" draw:layer="layout" svg:width="0.959cm" svg:height="0.988cm" svg:x="19.548cm" svg:y="5.109cm">
          <draw:text-box>
            <text:p>N</text:p>
          </draw:text-box>
        </draw:frame>
        <draw:frame draw:style-name="gr13" draw:text-style-name="P4" draw:layer="layout" svg:width="0.959cm" svg:height="0.989cm" svg:x="12.958cm" svg:y="4.771cm">
          <draw:text-box>
            <text:p>N</text:p>
          </draw:text-box>
        </draw:frame>
        <draw:connector draw:style-name="gr9" draw:text-style-name="P2" draw:layer="layout" svg:x1="16.767cm" svg:y1="10.542cm" svg:x2="16.758cm" svg:y2="7.465cm" draw:start-shape="id36" draw:start-glue-point="4" draw:end-shape="id40" draw:end-glue-point="2" svg:d="M16767 10542v-1539h-9v-1538" svg:viewBox="0 0 10 3078">
          <text:p/>
        </draw:connector>
        <draw:frame draw:style-name="gr13" draw:text-style-name="P4" draw:layer="layout" svg:width="0.959cm" svg:height="0.989cm" svg:x="16.21cm" svg:y="16.052cm">
          <draw:text-box>
            <text:p>N</text:p>
          </draw:text-box>
        </draw:frame>
        <draw:frame draw:style-name="gr14" draw:text-style-name="P4" draw:layer="layout" svg:width="0.853cm" svg:height="0.988cm" svg:x="22.577cm" svg:y="17.617cm">
          <draw:text-box>
            <text:p>M</text:p>
          </draw:text-box>
        </draw:frame>
        <draw:frame draw:style-name="gr15" draw:text-style-name="P4" draw:layer="layout" svg:width="1.912cm" svg:height="0.989cm" svg:x="9.876cm" svg:y="14.334cm">
          <draw:text-box>
            <text:p>(0,1)</text:p>
          </draw:text-box>
        </draw:frame>
        <draw:frame draw:style-name="gr16" draw:text-style-name="P4" draw:layer="layout" svg:width="0.853cm" svg:height="0.988cm" svg:x="3.276cm" svg:y="13.146cm">
          <draw:text-box>
            <text:p>1</text:p>
          </draw:text-box>
        </draw:frame>
        <draw:frame draw:style-name="gr14" draw:text-style-name="P4" draw:layer="layout" svg:width="0.853cm" svg:height="0.988cm" svg:x="13.688cm" svg:y="14.024cm">
          <draw:text-box>
            <text:p>1</text:p>
          </draw:text-box>
        </draw:frame>
        <draw:frame draw:style-name="gr17" draw:text-style-name="P4" draw:layer="layout" svg:width="0.853cm" svg:height="0.989cm" svg:x="7.158cm" svg:y="3.924cm">
          <draw:text-box>
            <text:p>1</text:p>
          </draw:text-box>
        </draw:frame>
        <draw:frame draw:style-name="gr12" draw:text-style-name="P4" draw:layer="layout" svg:width="0.959cm" svg:height="0.988cm" svg:x="10.583cm" svg:y="15.267cm">
          <draw:text-box>
            <text:p>N</text:p>
          </draw:text-box>
        </draw:frame>
        <draw:frame draw:style-name="gr18" draw:text-style-name="P4" draw:layer="layout" svg:width="2.033cm" svg:height="0.989cm" svg:x="21.728cm" svg:y="18.527cm">
          <draw:text-box>
            <text:p>(1,N)</text:p>
          </draw:text-box>
        </draw:frame>
        <draw:frame draw:style-name="gr19" draw:text-style-name="P4" draw:layer="layout" svg:width="2.005cm" svg:height="0.988cm" svg:x="25.587cm" svg:y="6.054cm">
          <draw:text-box>
            <text:p>(0,N)</text:p>
          </draw:text-box>
        </draw:frame>
        <draw:frame draw:style-name="gr20" draw:text-style-name="P4" draw:layer="layout" svg:width="1.806cm" svg:height="0.988cm" svg:x="19.461cm" svg:y="4.337cm">
          <draw:text-box>
            <text:p>(1,1)</text:p>
          </draw:text-box>
        </draw:frame>
        <draw:frame draw:style-name="gr21" draw:text-style-name="P4" draw:layer="layout" svg:width="1.806cm" svg:height="0.989cm" svg:x="12.306cm" svg:y="5.732cm">
          <draw:text-box>
            <text:p>(0,1)</text:p>
          </draw:text-box>
        </draw:frame>
        <draw:frame draw:style-name="gr22" draw:text-style-name="P4" draw:layer="layout" svg:width="2.01cm" svg:height="0.989cm" svg:x="3.994cm" svg:y="13.224cm">
          <draw:text-box>
            <text:p>(1,N)</text:p>
          </draw:text-box>
        </draw:frame>
        <draw:frame draw:style-name="gr23" draw:text-style-name="P4" draw:layer="layout" svg:width="2.033cm" svg:height="0.988cm" svg:x="7.092cm" svg:y="4.856cm">
          <draw:text-box>
            <text:p>(0,N)</text:p>
          </draw:text-box>
        </draw:frame>
        <draw:frame draw:style-name="gr18" draw:text-style-name="P4" draw:layer="layout" svg:width="2.033cm" svg:height="0.989cm" svg:x="12.094cm" svg:y="13.994cm">
          <draw:text-box>
            <text:p>(0,N)</text:p>
          </draw:text-box>
        </draw:frame>
        <draw:frame draw:style-name="gr23" draw:text-style-name="P4" draw:layer="layout" svg:width="2.033cm" svg:height="0.988cm" svg:x="15.717cm" svg:y="15.107cm">
          <draw:text-box>
            <text:p>(0,M)</text:p>
          </draw:text-box>
        </draw:frame>
        <draw:frame draw:style-name="gr18" draw:text-style-name="P4" draw:layer="layout" svg:width="1.952cm" svg:height="0.989cm" svg:x="15.118cm" svg:y="7.508cm">
          <draw:text-box>
            <text:p>(0,1)</text:p>
          </draw:text-box>
        </draw:frame>
        <draw:connector draw:style-name="gr24" draw:text-style-name="P2" draw:layer="layout" svg:x1="11.834cm" svg:y1="3.965cm" svg:x2="13.946cm" svg:y2="5.669cm" draw:start-shape="id35" draw:start-glue-point="7" draw:end-shape="id41" svg:d="M11834 3965h1057v1704h1055" svg:viewBox="0 0 2113 1705">
          <text:p/>
        </draw:connector>
        <draw:frame draw:style-name="gr27" draw:text-style-name="P14" draw:layer="layout" svg:width="2.263cm" svg:height="0.759cm" svg:x="8.521cm" svg:y="19.241cm">
          <draw:text-box>
            <text:p text:style-name="P11"><text:span text:style-name="T12">1 (1,N)</text:span></text:p>
          </draw:text-box>
        </draw:frame>
        <draw:frame draw:style-name="gr27" draw:text-style-name="P14" draw:layer="layout" svg:width="2.353cm" svg:height="0.759cm" svg:x="11.857cm" svg:y="19.241cm">
          <draw:text-box>
            <text:p text:style-name="P11"><text:span text:style-name="T12">N (1,1)</text:span></text:p>
          </draw:text-box>
        </draw:frame>
        <draw:rect draw:style-name="gr1" draw:text-style-name="P1" xml:id="id43" draw:id="id43" draw:layer="layout" svg:width="5.717cm" svg:height="3.076cm" svg:x="22.759cm" svg:y="3.036cm">
          <draw:glue-point draw:id="4" svg:x="2.935cm" svg:y="4.997cm"/>
          <text:p/>
        </draw:rect>
        <draw:rect draw:style-name="gr2" draw:text-style-name="P3" draw:layer="layout" svg:width="5.724cm" svg:height="1.748cm" svg:x="22.744cm" svg:y="1.345cm">
          <text:p text:style-name="P2"><text:span text:style-name="T1">Tecnica</text:span></text:p>
        </draw:rect>
        <draw:custom-shape draw:style-name="gr8" draw:text-style-name="P10" xml:id="id42" draw:id="id42" draw:layer="layout" svg:width="2.598cm" svg:height="1.511cm" svg:x="21.075cm" svg:y="6.621cm">
          <text:p text:style-name="P2"><text:span text:style-name="T9">Tien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2" draw:layer="layout" svg:x1="19.617cm" svg:y1="5.232cm" svg:x2="21.075cm" svg:y2="7.377cm" draw:start-shape="id40" draw:start-glue-point="1" draw:end-shape="id42" draw:end-glue-point="5" svg:d="M19617 5232h729v2145h729" svg:viewBox="0 0 1459 2146">
          <text:p/>
        </draw:connector>
        <draw:connector draw:style-name="gr24" draw:text-style-name="P2" draw:layer="layout" svg:x1="23.673cm" svg:y1="7.377cm" svg:x2="25.617cm" svg:y2="6.112cm" draw:start-shape="id42" draw:start-glue-point="7" draw:end-shape="id43" svg:d="M23673 7377h1944v-1265" svg:viewBox="0 0 1945 1266">
          <text:p/>
        </draw:connector>
        <draw:connector draw:style-name="gr10" draw:text-style-name="P2" draw:layer="layout" svg:x1="21.641cm" svg:y1="17.671cm" svg:x2="23.503cm" svg:y2="18.505cm" draw:start-shape="id44" draw:start-glue-point="7" draw:end-shape="id45" draw:end-glue-point="3" svg:d="M21641 17671h931v834h931" svg:viewBox="0 0 1863 835">
          <text:p/>
        </draw:connector>
        <draw:connector draw:style-name="gr24" draw:text-style-name="P2" draw:layer="layout" svg:x1="18.854cm" svg:y1="17.671cm" svg:x2="15.875cm" svg:y2="16.08cm" draw:start-shape="id44" draw:start-glue-point="5" draw:end-shape="id46" draw:end-glue-point="1" svg:d="M18854 17671h-1490v-1591h-1489" svg:viewBox="0 0 2980 1592">
          <text:p/>
        </draw:connector>
        <draw:frame draw:style-name="gr14" draw:text-style-name="P4" draw:layer="layout" svg:width="0.853cm" svg:height="0.988cm" svg:x="24.777cm" svg:y="6.06cm">
          <draw:text-box>
            <text:p>1</text:p>
          </draw:text-box>
        </draw:frame>
        <draw:rect draw:style-name="gr2" draw:text-style-name="P2" draw:layer="layout" svg:width="5.706cm" svg:height="1.748cm" svg:x="22.64cm" svg:y="8.426cm">
          <text:p text:style-name="P2">Persona</text:p>
        </draw:rect>
        <draw:rect draw:style-name="gr1" draw:text-style-name="P1" xml:id="id46" draw:id="id46" draw:layer="layout" svg:width="4.386cm" svg:height="0.635cm" svg:x="11.489cm" svg:y="15.763cm">
          <text:p/>
        </draw:rect>
        <draw:custom-shape draw:style-name="gr8" draw:text-style-name="P10" xml:id="id47" draw:id="id47" draw:layer="layout" svg:width="2.787cm" svg:height="1.653cm" svg:x="10.226cm" svg:y="18.1cm">
          <text:p text:style-name="P2"><text:span text:style-name="T9">E_Maestro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2" draw:layer="layout" svg:x1="13.013cm" svg:y1="18.927cm" svg:x2="14.25cm" svg:y2="19.539cm" draw:start-shape="id47" draw:start-glue-point="7" draw:end-shape="id48" draw:end-glue-point="3" svg:d="M13013 18927h619v612h618" svg:viewBox="0 0 1238 613">
          <text:p/>
        </draw:connector>
        <draw:connector draw:style-name="gr10" draw:text-style-name="P2" draw:layer="layout" svg:x1="10.226cm" svg:y1="18.927cm" svg:x2="8.819cm" svg:y2="19.372cm" draw:start-shape="id47" draw:start-glue-point="5" draw:end-shape="id49" svg:d="M10226 18927h-704v445h-703" svg:viewBox="0 0 1408 446">
          <text:p/>
        </draw:connector>
        <draw:custom-shape draw:style-name="gr8" draw:text-style-name="P1" xml:id="id51" draw:id="id51" draw:layer="layout" svg:width="0.787cm" svg:height="0.882cm" svg:x="19.119cm" svg:y="13.638cm">
          <text:p text:style-name="P2">o</text:p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" svg:x1="22.629cm" svg:y1="12.348cm" svg:x2="19.514cm" svg:y2="13.639cm" draw:start-shape="id50" draw:start-glue-point="3" draw:end-shape="id51" draw:end-glue-point="8" svg:d="M22629 12348l-3115 1291" svg:viewBox="0 0 3116 1292">
          <text:p/>
        </draw:connector>
        <draw:connector draw:style-name="gr24" draw:text-style-name="P2" draw:layer="layout" draw:type="line" svg:x1="19.12cm" svg:y1="14.08cm" svg:x2="15.906cm" svg:y2="15.277cm" draw:start-shape="id51" draw:start-glue-point="6" draw:end-shape="id37" svg:d="M19120 14080l-3214 1197" svg:viewBox="0 0 3215 1198">
          <text:p/>
        </draw:connector>
        <draw:connector draw:style-name="gr24" draw:text-style-name="P2" draw:layer="layout" draw:type="line" svg:x1="19.906cm" svg:y1="14.08cm" svg:x2="25.608cm" svg:y2="16.76cm" draw:start-shape="id51" draw:start-glue-point="10" svg:d="M19906 14080l5702 2680" svg:viewBox="0 0 5703 2681">
          <text:p/>
        </draw:connector>
        <draw:path draw:style-name="gr31" draw:text-style-name="P1" draw:layer="layout" svg:width="0.7cm" svg:height="0.925cm" draw:transform="rotate (-0.959931088596882) translate (23.796686122223cm 15.4472285557997cm)" svg:viewBox="0 0 701 926" svg:d="M0 0h496c496 0-66 926-66 926">
          <text:p/>
        </draw:path>
        <draw:path draw:style-name="gr31" draw:text-style-name="P1" draw:layer="layout" svg:width="0.7cm" svg:height="0.925cm" draw:transform="rotate (-3.05432619099008) translate (18.4605723592514cm 14.8491901569084cm)" svg:viewBox="0 0 701 926" svg:d="M0 0h496c496 0-66 926-66 926">
          <text:p/>
        </draw:path>
        <draw:rect draw:style-name="gr1" draw:text-style-name="P1" xml:id="id45" draw:id="id45" draw:layer="layout" svg:width="4.07cm" svg:height="1.04cm" svg:x="23.503cm" svg:y="17.985cm">
          <text:p/>
        </draw:rect>
        <draw:rect draw:style-name="gr2" draw:text-style-name="P2" draw:layer="layout" svg:width="4.07cm" svg:height="1.257cm" svg:x="23.503cm" svg:y="16.76cm">
          <text:p text:style-name="P2">Mecenas</text:p>
        </draw:rect>
        <draw:rect draw:style-name="gr1" draw:text-style-name="P1" xml:id="id49" draw:id="id49" draw:layer="layout" svg:width="3.559cm" svg:height="0.922cm" svg:x="5.26cm" svg:y="18.911cm">
          <text:p/>
        </draw:rect>
        <draw:rect draw:style-name="gr2" draw:text-style-name="P2" xml:id="id53" draw:id="id53" draw:layer="layout" svg:width="3.562cm" svg:height="0.7cm" svg:x="5.258cm" svg:y="18.197cm">
          <text:p text:style-name="P2">Maestro</text:p>
        </draw:rect>
        <draw:rect draw:style-name="gr1" draw:text-style-name="P1" xml:id="id48" draw:id="id48" draw:layer="layout" svg:width="3.566cm" svg:height="0.922cm" svg:x="14.25cm" svg:y="19.078cm">
          <text:p/>
        </draw:rect>
        <draw:rect draw:style-name="gr2" draw:text-style-name="P2" draw:layer="layout" svg:width="3.562cm" svg:height="0.7cm" svg:x="14.25cm" svg:y="18.396cm">
          <text:p text:style-name="P2">Alumno</text:p>
        </draw:rect>
        <draw:custom-shape draw:style-name="gr8" draw:text-style-name="P1" xml:id="id52" draw:id="id52" draw:layer="layout" svg:width="0.787cm" svg:height="0.882cm" svg:x="11.74cm" svg:y="16.851cm">
          <text:p text:style-name="P2">o</text:p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1" draw:text-style-name="P1" draw:layer="layout" svg:width="0.7cm" svg:height="0.925cm" draw:transform="rotate (-3.05432619099008) translate (10.6185723592514cm 17.8421901569084cm)" svg:viewBox="0 0 701 926" svg:d="M0 0h496c496 0-66 926-66 926">
          <text:p/>
        </draw:path>
        <draw:connector draw:style-name="gr24" draw:text-style-name="P2" draw:layer="layout" draw:type="line" svg:x1="13.682cm" svg:y1="16.398cm" svg:x2="12.413cm" svg:y2="16.981cm" draw:start-shape="id46" draw:start-glue-point="2" draw:end-shape="id52" draw:end-glue-point="9" svg:d="M13682 16398l-1269 583" svg:viewBox="0 0 1270 584">
          <text:p/>
        </draw:connector>
        <draw:connector draw:style-name="gr24" draw:text-style-name="P2" draw:layer="layout" draw:type="line" svg:x1="11.741cm" svg:y1="17.293cm" svg:x2="7.039cm" svg:y2="18.197cm" draw:start-shape="id52" draw:start-glue-point="6" draw:end-shape="id53" draw:end-glue-point="0" svg:d="M11741 17293l-4702 904" svg:viewBox="0 0 4703 905">
          <text:p/>
        </draw:connector>
        <draw:connector draw:style-name="gr24" draw:text-style-name="P2" draw:layer="layout" draw:type="line" svg:x1="12.527cm" svg:y1="17.293cm" svg:x2="15.717cm" svg:y2="18.364cm" draw:start-shape="id52" draw:start-glue-point="10" svg:d="M12527 17293l3190 1071" svg:viewBox="0 0 3191 1072">
          <text:p/>
        </draw:connector>
        <draw:path draw:style-name="gr31" draw:text-style-name="P1" draw:layer="layout" svg:width="0.7cm" svg:height="0.925cm" draw:transform="rotate (-0.959931088596882) translate (14.031686122223cm 17.3052285557997cm)" svg:viewBox="0 0 701 926" svg:d="M0 0h496c496 0-66 926-66 926">
          <text:p/>
        </draw:path>
        <draw:ellipse draw:style-name="gr28" draw:text-style-name="P10" xml:id="id54" draw:id="id54" draw:layer="layout" svg:width="2.467cm" svg:height="0.75cm" svg:x="18.342cm" svg:y="18.879cm">
          <text:p text:style-name="P2"><text:span text:style-name="T9">Relacion</text:span></text:p>
        </draw:ellipse>
        <draw:connector draw:style-name="gr24" draw:text-style-name="P2" draw:layer="layout" draw:type="line" svg:x1="20.247cm" svg:y1="18.497cm" svg:x2="19.575cm" svg:y2="18.879cm" draw:start-shape="id44" draw:start-glue-point="6" draw:end-shape="id54" draw:end-glue-point="0" svg:d="M20247 18497l-672 382" svg:viewBox="0 0 673 383">
          <text:p/>
        </draw:connector>
        <draw:frame draw:style-name="gr32" draw:text-style-name="P16" draw:layer="layout" svg:width="5.218cm" svg:height="2.361cm" svg:x="22.919cm" svg:y="3.535cm">
          <draw:text-box>
            <text:p text:style-name="P15"><text:span text:style-name="T4">Cod_Tecnica</text:span></text:p>
            <text:p text:style-name="P15">Nombre</text:p>
            <text:p text:style-name="P15">Especificacion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s" fo:country="ES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s" fo:country="ES" fo:font-weight="bold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2" style:display-name="heading 2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s" fo:country="ES" style:text-underline-style="solid" style:text-underline-width="auto" style:text-underline-color="font-color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Heading" style:family="graphic">
      <style:paragraph-properties fo:margin-top="0.746cm" fo:margin-bottom="0.374cm" style:text-autospace="none"/>
      <style:text-properties style:use-window-font-color="true" style:font-name="Arial1" fo:font-family="Arial" style:font-family-generic="swiss" style:font-pitch="variable" fo:font-size="14pt" fo:language="es" fo:country="ES" style:language-asian="zxx" style:country-asian="none" style:font-name-complex="Arial1" style:font-family-complex="Arial" style:font-family-generic-complex="swiss" style:font-pitch-complex="variable" style:font-size-complex="14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fo:font-style="italic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s" fo:country="ES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talina </meta:initial-creator>
    <meta:creation-date>2011-11-05T11:43:05.17</meta:creation-date>
    <dc:date>2021-11-22T19:30:25.862000000</dc:date>
    <meta:editing-duration>PT2H49M59S</meta:editing-duration>
    <meta:editing-cycles>17</meta:editing-cycles>
    <meta:generator>LibreOffice/5.3.4.2$Windows_X86_64 LibreOffice_project/f82d347ccc0be322489bf7da61d7e4ad13fe2ff3</meta:generator>
    <meta:document-statistic meta:object-count="206"/>
  </office:meta>
</office:document-meta>
</file>